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0.75in" svg:y="2.32986in" svg:width="8.5in" svg:height="1.60764in" presentation:class="title" presentation:placeholder="false">
          <draw:text-box>
            <text:p text:style-name="a383" text:class-names="" text:cond-style-name=""><text:span text:style-name="a381" text:class-names="">slide</text:span><text:span text:style-name="a382" text:class-names=""/></text:p>
          </draw:text-box>
          <svg:title/>
          <svg:desc/>
        </draw:frame>
        <draw:frame draw:id="id64" presentation:style-name="a385" draw:name="Subtitle 2" svg:x="1.5in" svg:y="4.25in" svg:width="7in" svg:height="1.91667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slide</dc:title>
    <meta:initial-creator>Torkel Helland Velure</meta:initial-creator>
    <dc:creator>Torkel Helland Velure</dc:creator>
    <meta:creation-date>2018-05-10T17:32:02Z</meta:creation-date>
    <dc:date>2018-05-10T17:34:48Z</dc:date>
    <meta:template xlink:href="" xlink:type="simple"/>
    <meta:editing-cycles>1</meta:editing-cycles>
    <meta:editing-duration>PT141S</meta:editing-duration>
    <meta:document-statistic meta:paragraph-count="1" meta:word-count="1"/>
  </office:meta>
</office:document-meta>
</file>